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8000001581CFF589911DA3733.png" manifest:media-type="image/png"/>
  <manifest:file-entry manifest:full-path="Pictures/100000000000007A0000007A258656B01949F231.png" manifest:media-type="image/png"/>
  <manifest:file-entry manifest:full-path="Pictures/100000000000009B0000007E16AF7FCD4E34A5A6.png" manifest:media-type="image/png"/>
  <manifest:file-entry manifest:full-path="Pictures/100002010000015800000158A750CDA1724B7602.png" manifest:media-type="image/png"/>
  <manifest:file-entry manifest:full-path="Pictures/1000020100000076000000BC6457B6E766B31013.png" manifest:media-type="image/png"/>
  <manifest:file-entry manifest:full-path="Pictures/1000020100000158000001587B3C47D5BE866E9A.png" manifest:media-type="image/png"/>
  <manifest:file-entry manifest:full-path="Pictures/1000020100000076000000BCA7060718D2AC07CA.png" manifest:media-type="image/png"/>
  <manifest:file-entry manifest:full-path="Pictures/1000B3BF000058E800001E9BC0EF3FE100E806A9.svg" manifest:media-type="image/svg+xml"/>
  <manifest:file-entry manifest:full-path="Pictures/100002010000015800000158B3FE24402FFFCDF8.png" manifest:media-type="image/png"/>
  <manifest:file-entry manifest:full-path="Pictures/100002010000035C000001286183323278B1D7AE.png" manifest:media-type="image/png"/>
  <manifest:file-entry manifest:full-path="Pictures/1000020100000076000000BC2B5120B3E11F09C4.png" manifest:media-type="image/png"/>
  <manifest:file-entry manifest:full-path="Pictures/10000201000001DA000001458FDCF7F7EE98CC88.png" manifest:media-type="image/png"/>
  <manifest:file-entry manifest:full-path="Pictures/100002010000015800000158036DA8D73C6E9CD4.png" manifest:media-type="image/png"/>
  <manifest:file-entry manifest:full-path="Pictures/100002010000015800000158F2B04512C7EE440B.png" manifest:media-type="image/png"/>
  <manifest:file-entry manifest:full-path="Pictures/10000201000001DA000000F868BBBBF62550BE01.png" manifest:media-type="image/png"/>
  <manifest:file-entry manifest:full-path="Pictures/1000000000000020000000204B249CA79A42C6D7.png" manifest:media-type="image/png"/>
  <manifest:file-entry manifest:full-path="Pictures/10000201000002BC0000018ACC1708ACC22C7C61.png" manifest:media-type="image/png"/>
  <manifest:file-entry manifest:full-path="Pictures/100000000000007C0000007F172D03E4CE6134FE.png" manifest:media-type="image/png"/>
  <manifest:file-entry manifest:full-path="Pictures/100002010000020000000200E40018D15924F06A.png" manifest:media-type="image/png"/>
  <manifest:file-entry manifest:full-path="Pictures/100002010000004E0000002BBB5CAB24DCCCAB13.png" manifest:media-type="image/png"/>
  <manifest:file-entry manifest:full-path="Pictures/10000201000001580000015834A5D6DB0D4DBAE3.png" manifest:media-type="image/png"/>
  <manifest:file-entry manifest:full-path="Pictures/1000020100000076000000BC0601CFA513EE0214.png" manifest:media-type="image/png"/>
  <manifest:file-entry manifest:full-path="Pictures/1000020100000076000000BCEDBABBAC7B629661.png" manifest:media-type="image/png"/>
  <manifest:file-entry manifest:full-path="Pictures/1000020100000076000000BC9ADF2625146EE58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3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22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="Arrow" draw:marker-end-width="0.26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  <style:paragraph-properties style:writing-mode="lr-tb"/>
    </style:style>
    <style:style style:name="gr1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2.978cm, 0cm, 2.962cm)" draw:image-opacity="100%" style:mirror="none"/>
    </style:style>
    <style:style style:name="gr15" style:family="graphic" style:parent-style-name="Objekt_20_ohne_20_Füllung_20_und_20_Lini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2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1.022cm"/>
      <style:paragraph-properties style:writing-mode="lr-tb"/>
    </style:style>
    <style:style style:name="gr21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75cm"/>
      <style:paragraph-properties style:writing-mode="lr-tb"/>
    </style:style>
    <style:style style:name="gr23" style:family="graphic" style:parent-style-name="standard">
      <style:graphic-properties draw:stroke="none" draw:fill="none" fo:min-height="0.58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2cm"/>
      <style:paragraph-properties style:writing-mode="lr-tb"/>
    </style:style>
    <style:style style:name="gr25" style:family="graphic" style:parent-style-name="standard">
      <style:graphic-properties draw:stroke="none" draw:fill="none" fo:min-height="0.747cm"/>
      <style:paragraph-properties style:writing-mode="lr-tb"/>
    </style:style>
    <style:style style:name="gr26" style:family="graphic" style:parent-style-name="standard">
      <style:graphic-properties draw:stroke="none" draw:fill="none" fo:min-height="0.84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6cm" fo:min-width="0cm"/>
      <style:paragraph-properties style:writing-mode="lr-tb"/>
    </style:style>
    <style:style style:name="gr28" style:family="graphic" style:parent-style-name="standard">
      <style:graphic-properties draw:stroke="none" draw:fill-color="#00a933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Roboto" fo:font-size="18pt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00a933" style:font-name="Roboto" fo:font-size="18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/>
      <style:paragraph-properties style:writing-mode="lr-tb"/>
      <style:text-properties style:use-window-font-color="true" style:font-name="Roboto" fo:font-size="14pt" style:font-size-asian="14pt" style:font-size-complex="14pt"/>
    </style:style>
    <style:style style:name="P9" style:family="paragraph">
      <loext:graphic-properties draw:fill="none"/>
      <style:paragraph-properties style:writing-mode="lr-tb"/>
      <style:text-properties fo:color="#c9211e" fo:font-size="15pt" style:font-size-asian="15pt" style:font-size-complex="15pt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-color="#00a933"/>
      <style:paragraph-properties fo:text-align="center"/>
    </style:style>
    <style:style style:name="T1" style:family="text">
      <style:text-properties style:font-name="Roboto" fo:font-size="18pt"/>
    </style:style>
    <style:style style:name="T2" style:family="text">
      <style:text-properties fo:color="#c9211e" style:font-name="Roboto" fo:font-size="15pt" style:font-size-asian="15pt" style:font-size-complex="15pt"/>
    </style:style>
    <style:style style:name="T3" style:family="text">
      <style:text-properties fo:color="#00a933" style:font-name="Roboto" fo:font-size="16pt" style:font-size-asian="16pt" style:font-size-complex="16pt"/>
    </style:style>
    <style:style style:name="T4" style:family="text">
      <style:text-properties style:font-name="Roboto" fo:font-size="15pt" style:font-size-asian="15pt" style:font-size-complex="15pt"/>
    </style:style>
    <style:style style:name="T5" style:family="text">
      <style:text-properties style:font-name="Roboto" fo:font-size="12pt" style:font-size-asian="12pt" style:font-size-complex="12pt"/>
    </style:style>
    <style:style style:name="T6" style:family="text">
      <style:text-properties style:use-window-font-color="true" style:font-name="Roboto" fo:font-size="14pt" style:letter-kerning="true" style:font-name-asian="Noto Sans CJK SC" style:font-size-asian="14pt" style:font-name-complex="Lohit Devanagari" style:font-size-complex="14pt"/>
    </style:style>
    <style:style style:name="T7" style:family="text">
      <style:text-properties style:font-name="Robo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measurelines" svg:width="19.118cm" svg:height="6.58cm" svg:x="0.873cm" svg:y="1.02cm">
          <draw:image xlink:href="Pictures/1000B3BF000058E800001E9BC0EF3FE100E806A9.svg" xlink:type="simple" xlink:show="embed" xlink:actuate="onLoad" loext:mime-type="image/svg+xml">
            <text:p/>
          </draw:image>
          <draw:image xlink:href="Pictures/100002010000035C000001286183323278B1D7AE.png" xlink:type="simple" xlink:show="embed" xlink:actuate="onLoad" loext:mime-type="image/png"/>
        </draw:frame>
        <draw:frame draw:style-name="gr2" draw:text-style-name="P2" draw:layer="layout" svg:width="0.938cm" svg:height="0.996cm" svg:x="2.772cm" svg:y="1.9cm">
          <draw:text-box>
            <text:p><text:span text:style-name="T1">Q</text:span></text:p>
          </draw:text-box>
        </draw:frame>
        <draw:frame draw:style-name="gr3" draw:text-style-name="P2" draw:layer="layout" svg:width="0.917cm" svg:height="0.996cm" svg:x="2.81cm" svg:y="3.5cm">
          <draw:text-box>
            <text:p><text:span text:style-name="T1">A</text:span></text:p>
          </draw:text-box>
        </draw:frame>
        <draw:frame draw:style-name="gr4" draw:text-style-name="P2" draw:layer="layout" svg:width="0.883cm" svg:height="0.996cm" svg:x="2.81cm" svg:y="5.1cm">
          <draw:text-box>
            <text:p><text:span text:style-name="T1">Y</text:span></text:p>
          </draw:text-box>
        </draw:frame>
        <draw:frame draw:style-name="gr4" draw:text-style-name="P2" draw:layer="layout" svg:width="0.883cm" svg:height="0.996cm" svg:x="2.811cm" svg:y="5.1cm">
          <draw:text-box>
            <text:p><text:span text:style-name="T1">Y</text:span></text:p>
          </draw:text-box>
        </draw:frame>
        <draw:frame draw:style-name="gr5" draw:text-style-name="P2" draw:layer="layout" svg:width="1.065cm" svg:height="0.996cm" svg:x="4.287cm" svg:y="1.504cm">
          <draw:text-box>
            <text:p><text:span text:style-name="T1">W</text:span></text:p>
          </draw:text-box>
        </draw:frame>
        <draw:frame draw:style-name="gr6" draw:text-style-name="P2" draw:layer="layout" svg:width="0.879cm" svg:height="0.996cm" svg:x="4.377cm" svg:y="3.104cm">
          <draw:text-box>
            <text:p><text:span text:style-name="T1">S</text:span></text:p>
          </draw:text-box>
        </draw:frame>
        <draw:frame draw:style-name="gr7" draw:text-style-name="P2" draw:layer="layout" svg:width="0.9cm" svg:height="0.996cm" svg:x="4.377cm" svg:y="4.704cm">
          <draw:text-box>
            <text:p><text:span text:style-name="T1">X</text:span></text:p>
          </draw:text-box>
        </draw:frame>
        <draw:frame draw:style-name="gr8" draw:text-style-name="P2" draw:layer="layout" svg:width="0.862cm" svg:height="1.1cm" svg:x="6cm" svg:y="1.3cm">
          <draw:text-box>
            <text:p><text:span text:style-name="T1">E</text:span></text:p>
          </draw:text-box>
        </draw:frame>
        <draw:frame draw:style-name="gr9" draw:text-style-name="P2" draw:layer="layout" svg:width="0.972cm" svg:height="1.618cm" svg:x="6cm" svg:y="2.714cm">
          <draw:text-box>
            <text:p><text:span text:style-name="T1">D</text:span></text:p>
            <text:p><text:span text:style-name="T2"/></text:p>
          </draw:text-box>
        </draw:frame>
        <draw:frame draw:style-name="gr8" draw:text-style-name="P2" draw:layer="layout" svg:width="0.862cm" svg:height="1.1cm" svg:x="6.038cm" svg:y="4.5cm">
          <draw:text-box>
            <text:p><text:span text:style-name="T1">C</text:span></text:p>
          </draw:text-box>
        </draw:frame>
        <draw:frame draw:style-name="gr8" draw:text-style-name="P2" draw:layer="layout" svg:width="0.862cm" svg:height="1.1cm" svg:x="7.572cm" svg:y="1.5cm">
          <draw:text-box>
            <text:p><text:span text:style-name="T1">R</text:span></text:p>
          </draw:text-box>
        </draw:frame>
        <draw:frame draw:style-name="gr8" draw:text-style-name="P2" draw:layer="layout" svg:width="0.862cm" svg:height="1.1cm" svg:x="7.672cm" svg:y="3cm">
          <draw:text-box>
            <text:p><text:span text:style-name="T1">F</text:span></text:p>
          </draw:text-box>
        </draw:frame>
        <draw:frame draw:style-name="gr8" draw:text-style-name="P2" draw:layer="layout" svg:width="0.862cm" svg:height="1.1cm" svg:x="7.61cm" svg:y="4.7cm">
          <draw:text-box>
            <text:p><text:span text:style-name="T1">V</text:span></text:p>
          </draw:text-box>
        </draw:frame>
        <draw:frame draw:style-name="gr8" draw:text-style-name="P2" draw:layer="layout" svg:width="0.862cm" svg:height="1.1cm" svg:x="9.172cm" svg:y="1.7cm">
          <draw:text-box>
            <text:p><text:span text:style-name="T1">T</text:span></text:p>
          </draw:text-box>
        </draw:frame>
        <draw:frame draw:style-name="gr8" draw:text-style-name="P2" draw:layer="layout" svg:width="0.862cm" svg:height="1.1cm" svg:x="9.21cm" svg:y="3.3cm">
          <draw:text-box>
            <text:p><text:span text:style-name="T1">G</text:span></text:p>
          </draw:text-box>
        </draw:frame>
        <draw:frame draw:style-name="gr8" draw:text-style-name="P2" draw:layer="layout" svg:width="0.862cm" svg:height="1.1cm" svg:x="9.21cm" svg:y="4.9cm">
          <draw:text-box>
            <text:p><text:span text:style-name="T1">B</text:span></text:p>
          </draw:text-box>
        </draw:frame>
        <draw:frame draw:style-name="gr8" draw:text-style-name="P2" draw:layer="layout" svg:width="0.862cm" svg:height="1.1cm" svg:x="10.772cm" svg:y="1.7cm">
          <draw:text-box>
            <text:p><text:span text:style-name="T1">Z</text:span></text:p>
          </draw:text-box>
        </draw:frame>
        <draw:frame draw:style-name="gr8" draw:text-style-name="P2" draw:layer="layout" svg:width="0.862cm" svg:height="1.1cm" svg:x="10.81cm" svg:y="3.3cm">
          <draw:text-box>
            <text:p><text:span text:style-name="T1">H</text:span></text:p>
          </draw:text-box>
        </draw:frame>
        <draw:frame draw:style-name="gr8" draw:text-style-name="P2" draw:layer="layout" svg:width="0.862cm" svg:height="1.1cm" svg:x="10.81cm" svg:y="4.9cm">
          <draw:text-box>
            <text:p><text:span text:style-name="T1">N</text:span></text:p>
          </draw:text-box>
        </draw:frame>
        <draw:frame draw:style-name="gr10" draw:text-style-name="P2" draw:layer="layout" svg:width="0.862cm" svg:height="1.741cm" svg:x="12.372cm" svg:y="1.5cm">
          <draw:text-box>
            <text:p><text:span text:style-name="T1">U</text:span></text:p>
          </draw:text-box>
        </draw:frame>
        <draw:frame draw:style-name="gr8" draw:text-style-name="P2" draw:layer="layout" svg:width="0.862cm" svg:height="1.1cm" svg:x="12.41cm" svg:y="3.1cm">
          <draw:text-box>
            <text:p><text:span text:style-name="T1">J</text:span></text:p>
          </draw:text-box>
        </draw:frame>
        <draw:frame draw:style-name="gr8" draw:text-style-name="P2" draw:layer="layout" svg:width="0.862cm" svg:height="1.1cm" svg:x="12.41cm" svg:y="4.7cm">
          <draw:text-box>
            <text:p><text:span text:style-name="T1">M</text:span></text:p>
          </draw:text-box>
        </draw:frame>
        <draw:frame draw:style-name="gr8" draw:text-style-name="P2" draw:layer="layout" svg:width="0.862cm" svg:height="1.1cm" svg:x="14.072cm" svg:y="1.259cm">
          <draw:text-box>
            <text:p><text:span text:style-name="T1">I</text:span></text:p>
          </draw:text-box>
        </draw:frame>
        <draw:frame draw:style-name="gr8" draw:text-style-name="P2" draw:layer="layout" svg:width="0.862cm" svg:height="1.1cm" svg:x="14.11cm" svg:y="2.859cm">
          <draw:text-box>
            <text:p><text:span text:style-name="T1">K</text:span></text:p>
          </draw:text-box>
        </draw:frame>
        <draw:frame draw:style-name="gr10" draw:text-style-name="P2" draw:layer="layout" svg:width="1.162cm" svg:height="1.741cm" svg:x="14.11cm" svg:y="4.459cm">
          <draw:text-box>
            <text:p><text:span text:style-name="T1">, </text:span></text:p>
          </draw:text-box>
        </draw:frame>
        <draw:frame draw:style-name="gr8" draw:text-style-name="P2" draw:layer="layout" svg:width="0.862cm" svg:height="1.1cm" svg:x="15.71cm" svg:y="1.5cm">
          <draw:text-box>
            <text:p><text:span text:style-name="T1">O</text:span></text:p>
          </draw:text-box>
        </draw:frame>
        <draw:frame draw:style-name="gr8" draw:text-style-name="P2" draw:layer="layout" svg:width="0.862cm" svg:height="1.1cm" svg:x="15.748cm" svg:y="3.1cm">
          <draw:text-box>
            <text:p><text:span text:style-name="T1">L</text:span></text:p>
          </draw:text-box>
        </draw:frame>
        <draw:frame draw:style-name="gr10" draw:text-style-name="P2" draw:layer="layout" svg:width="1.062cm" svg:height="1.741cm" svg:x="15.71cm" svg:y="4.7cm">
          <draw:text-box>
            <text:p><text:span text:style-name="T1">. </text:span></text:p>
          </draw:text-box>
        </draw:frame>
        <draw:frame draw:style-name="gr8" draw:text-style-name="P2" draw:layer="layout" svg:width="0.862cm" svg:height="1.1cm" svg:x="17.21cm" svg:y="1.9cm">
          <draw:text-box>
            <text:p><text:span text:style-name="T1">P</text:span></text:p>
          </draw:text-box>
        </draw:frame>
        <draw:frame draw:style-name="gr8" draw:text-style-name="P2" draw:layer="layout" svg:width="0.862cm" svg:height="1.1cm" svg:x="17.272cm" svg:y="3.5cm">
          <draw:text-box>
            <text:p><text:span text:style-name="T1">#</text:span></text:p>
          </draw:text-box>
        </draw:frame>
        <draw:frame draw:style-name="gr10" draw:text-style-name="P2" draw:layer="layout" svg:width="1.662cm" svg:height="1.741cm" svg:x="17.21cm" svg:y="5.1cm">
          <draw:text-box>
            <text:p><text:span text:style-name="T1">-_</text:span></text:p>
          </draw:text-box>
        </draw:frame>
        <draw:frame draw:style-name="gr1" draw:text-style-name="P1" draw:layer="layout" svg:width="0.8cm" svg:height="0.548cm" svg:x="18.872cm" svg:y="2.152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10" draw:text-style-name="P2" draw:layer="layout" svg:width="1.662cm" svg:height="1.741cm" svg:x="18.972cm" svg:y="3.5cm">
          <draw:text-box>
            <text:p><text:span text:style-name="T1">|</text:span></text:p>
          </draw:text-box>
        </draw:frame>
        <draw:frame draw:style-name="gr11" draw:text-style-name="P2" draw:layer="layout" svg:width="1.522cm" svg:height="0.996cm" svg:x="18.472cm" svg:y="5.1cm">
          <draw:text-box>
            <text:p><text:span text:style-name="T1">E</text:span><text:span text:style-name="T1">s</text:span><text:span text:style-name="T1">c</text:span></text:p>
          </draw:text-box>
        </draw:frame>
        <draw:frame draw:style-name="gr1" draw:text-style-name="P1" draw:layer="layout" svg:width="1.031cm" svg:height="1.031cm" svg:x="1.141cm" svg:y="1.9cm">
          <draw:image xlink:href="Pictures/100002010000015800000158036DA8D73C6E9CD4.png" xlink:type="simple" xlink:show="embed" xlink:actuate="onLoad" loext:mime-type="image/png">
            <text:p/>
          </draw:image>
        </draw:frame>
        <draw:frame draw:style-name="gr11" draw:text-style-name="P2" draw:layer="layout" svg:width="1.522cm" svg:height="0.996cm" svg:x="18.472cm" svg:y="5.1cm">
          <draw:text-box>
            <text:p><text:span text:style-name="T1">E</text:span><text:span text:style-name="T1">s</text:span><text:span text:style-name="T1">c</text:span></text:p>
          </draw:text-box>
        </draw:frame>
        <draw:frame draw:style-name="gr11" draw:text-style-name="P2" draw:layer="layout" svg:width="1.522cm" svg:height="0.996cm" svg:x="0.872cm" svg:y="5.1cm">
          <draw:text-box>
            <text:p><text:span text:style-name="T1">Ctrl</text:span></text:p>
          </draw:text-box>
        </draw:frame>
        <draw:frame draw:style-name="gr11" draw:text-style-name="P2" draw:layer="layout" svg:width="1.522cm" svg:height="0.996cm" svg:x="0.95cm" svg:y="3.5cm">
          <draw:text-box>
            <text:p><text:span text:style-name="T1">Alt</text:span></text:p>
          </draw:text-box>
        </draw:frame>
        <draw:polyline draw:style-name="gr12" draw:text-style-name="P3" draw:layer="layout" svg:width="0.853cm" svg:height="0.28cm" draw:transform="skewX (-0.22776546738526) rotate (-2.78292749230496) translate (7.5315744123814cm 6.94017879876928cm)" svg:viewBox="0 0 854 281" draw:points="0,281 170,0 854,281">
          <text:p/>
        </draw:polyline>
        <draw:frame draw:style-name="gr13" draw:text-style-name="P4" draw:layer="layout" svg:width="1.8cm" svg:height="2.486cm" svg:x="7.572cm" svg:y="6.414cm">
          <draw:text-box>
            <text:p><text:span text:style-name="T3">Sym</text:span></text:p>
          </draw:text-box>
        </draw:frame>
        <draw:frame draw:style-name="gr14" draw:text-style-name="P1" draw:layer="layout" svg:width="1cm" svg:height="0.922cm" svg:x="9.172cm" svg:y="6.378cm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" draw:text-style-name="P1" draw:layer="layout" svg:width="0.871cm" svg:height="0.871cm" svg:x="10.827cm" svg:y="6.555cm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5" draw:text-style-name="P5" draw:layer="layout" svg:width="1.439cm" svg:height="0.81cm" svg:x="13.172cm" svg:y="6.49cm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13" draw:text-style-name="P4" draw:layer="layout" svg:width="2.2cm" svg:height="2.486cm" svg:x="11.572cm" svg:y="6.4cm">
          <draw:text-box>
            <text:p><text:span text:style-name="T3"><text:s/></text:span><text:span text:style-name="T3">Num</text:span></text:p>
          </draw:text-box>
        </draw:frame>
        <draw:frame draw:style-name="gr1" draw:text-style-name="P1" draw:layer="layout" svg:width="19.118cm" svg:height="6.58cm" svg:x="0.881cm" svg:y="8.012cm">
          <draw:image xlink:href="Pictures/1000B3BF000058E800001E9BC0EF3FE100E806A9.svg" xlink:type="simple" xlink:show="embed" xlink:actuate="onLoad" loext:mime-type="image/svg+xml">
            <text:p/>
          </draw:image>
          <draw:image xlink:href="Pictures/100002010000035C000001286183323278B1D7AE.png" xlink:type="simple" xlink:show="embed" xlink:actuate="onLoad" loext:mime-type="image/png"/>
        </draw:frame>
        <draw:frame draw:style-name="gr16" draw:text-style-name="P2" draw:layer="layout" svg:width="1.522cm" svg:height="0.996cm" svg:x="10.572cm" svg:y="11.9cm">
          <draw:text-box>
            <text:p><text:span text:style-name="T1">&lt; &gt;</text:span></text:p>
          </draw:text-box>
        </draw:frame>
        <draw:frame draw:style-name="gr17" draw:text-style-name="P4" draw:layer="layout" svg:width="1.792cm" svg:height="1.108cm" svg:x="11.58cm" svg:y="13.392cm">
          <draw:text-box>
            <text:p><text:span text:style-name="T3"><text:s/></text:span><text:span text:style-name="T3">Msc</text:span></text:p>
          </draw:text-box>
        </draw:frame>
        <draw:frame draw:style-name="gr13" draw:text-style-name="P4" draw:layer="layout" svg:width="2.4cm" svg:height="2.486cm" svg:x="0.672cm" svg:y="0.814cm">
          <draw:text-box>
            <text:p><text:span text:style-name="T3"><text:s/></text:span><text:span text:style-name="T3">Base</text:span></text:p>
          </draw:text-box>
        </draw:frame>
        <draw:frame draw:style-name="gr18" draw:text-style-name="P4" draw:layer="layout" svg:width="3.3cm" svg:height="1.286cm" svg:x="0.472cm" svg:y="7.814cm">
          <draw:text-box>
            <text:p><text:span text:style-name="T3"><text:s text:c="2"/></text:span><text:span text:style-name="T3">Sym/Nav</text:span></text:p>
          </draw:text-box>
        </draw:frame>
        <draw:frame draw:style-name="gr1" draw:text-style-name="P1" draw:layer="layout" svg:width="0.99cm" svg:height="0.99cm" svg:x="1.182cm" svg:y="10.51cm">
          <draw:image xlink:href="Pictures/100002010000015800000158F2B04512C7EE440B.png" xlink:type="simple" xlink:show="embed" xlink:actuate="onLoad" loext:mime-type="image/png">
            <text:p/>
          </draw:image>
        </draw:frame>
        <draw:line draw:style-name="gr19" draw:text-style-name="P6" draw:layer="layout" svg:x1="6.45cm" svg:y1="9.304cm" svg:x2="6.45cm" svg:y2="8.304cm">
          <text:p/>
        </draw:line>
        <draw:line draw:style-name="gr19" draw:text-style-name="P6" draw:layer="layout" svg:x1="5.375cm" svg:y1="10.704cm" svg:x2="4.375cm" svg:y2="10.704cm">
          <text:p/>
        </draw:line>
        <draw:line draw:style-name="gr19" draw:text-style-name="P6" draw:layer="layout" svg:x1="7.626cm" svg:y1="10.604cm" svg:x2="8.626cm" svg:y2="10.604cm">
          <text:p/>
        </draw:line>
        <draw:line draw:style-name="gr19" draw:text-style-name="P6" draw:layer="layout" svg:x1="6.45cm" svg:y1="9.904cm" svg:x2="6.45cm" svg:y2="10.904cm">
          <text:p/>
        </draw:line>
        <draw:frame draw:style-name="gr20" draw:text-style-name="P2" draw:layer="layout" svg:width="1.522cm" svg:height="1.296cm" svg:x="7.226cm" svg:y="8.608cm">
          <draw:text-box>
            <text:p><text:span text:style-name="T4">Bild</text:span></text:p>
          </draw:text-box>
        </draw:frame>
        <draw:line draw:style-name="gr21" draw:text-style-name="P6" draw:layer="layout" svg:x1="5.272cm" svg:y1="9.404cm" svg:x2="5.272cm" svg:y2="8.604cm">
          <text:p/>
        </draw:line>
        <draw:frame draw:style-name="gr20" draw:text-style-name="P2" draw:layer="layout" svg:width="1.522cm" svg:height="1.296cm" svg:x="4.028cm" svg:y="8.704cm">
          <draw:text-box>
            <text:p><text:span text:style-name="T4">B</text:span><text:span text:style-name="T4">i</text:span><text:span text:style-name="T4">l</text:span><text:span text:style-name="T4">d</text:span></text:p>
          </draw:text-box>
        </draw:frame>
        <draw:line draw:style-name="gr21" draw:text-style-name="P6" draw:layer="layout" svg:x1="8.448cm" svg:y1="8.804cm" svg:x2="8.448cm" svg:y2="9.604cm">
          <text:p/>
        </draw:line>
        <draw:frame draw:style-name="gr22" draw:text-style-name="P2" draw:layer="layout" svg:width="1.675cm" svg:height="0.896cm" svg:x="8.872cm" svg:y="8.8cm">
          <draw:text-box>
            <text:p><text:span text:style-name="T5">Pause</text:span></text:p>
          </draw:text-box>
        </draw:frame>
        <draw:frame draw:style-name="gr23" draw:text-style-name="P8" draw:layer="layout" svg:width="1.946cm" svg:height="0.585cm" svg:x="2.726cm" svg:y="10.715cm">
          <draw:text-box>
            <text:p text:style-name="P7"><text:span text:style-name="T6">P</text:span><text:span text:style-name="T6">o</text:span><text:span text:style-name="T6">s</text:span><text:span text:style-name="T6">1</text:span></text:p>
          </draw:text-box>
        </draw:frame>
        <draw:frame draw:style-name="gr24" draw:text-style-name="P2" draw:layer="layout" svg:width="1.62cm" svg:height="0.896cm" svg:x="2.672cm" svg:y="9cm">
          <draw:text-box>
            <text:p><text:span text:style-name="T7">I</text:span><text:span text:style-name="T7">n</text:span><text:span text:style-name="T7">s</text:span></text:p>
          </draw:text-box>
        </draw:frame>
        <draw:frame draw:style-name="gr25" draw:text-style-name="P9" draw:layer="layout" svg:width="1.946cm" svg:height="0.997cm" svg:x="8.926cm" svg:y="10.4cm">
          <draw:text-box>
            <text:p><text:span text:style-name="T7">End</text:span></text:p>
          </draw:text-box>
        </draw:frame>
        <draw:frame draw:style-name="gr22" draw:text-style-name="P2" draw:layer="layout" svg:width="1.675cm" svg:height="0.896cm" svg:x="8.972cm" svg:y="12.004cm">
          <draw:text-box>
            <text:p><text:span text:style-name="T5">P</text:span><text:span text:style-name="T5">ri</text:span><text:span text:style-name="T5">n</text:span><text:span text:style-name="T5">t</text:span></text:p>
          </draw:text-box>
        </draw:frame>
        <draw:frame draw:style-name="gr8" draw:text-style-name="P2" draw:layer="layout" svg:width="0.862cm" svg:height="1.1cm" svg:x="7.672cm" svg:y="11.8cm">
          <draw:text-box>
            <text:p><text:span text:style-name="T1">ß</text:span></text:p>
          </draw:text-box>
        </draw:frame>
        <draw:frame draw:style-name="gr8" draw:text-style-name="P2" draw:layer="layout" svg:width="0.862cm" svg:height="1.1cm" svg:x="2.872cm" svg:y="12.1cm">
          <draw:text-box>
            <text:p><text:span text:style-name="T1">Ä</text:span></text:p>
          </draw:text-box>
        </draw:frame>
        <draw:frame draw:style-name="gr8" draw:text-style-name="P2" draw:layer="layout" svg:width="0.862cm" svg:height="1.1cm" svg:x="4.41cm" svg:y="11.7cm">
          <draw:text-box>
            <text:p><text:span text:style-name="T1">Ö</text:span></text:p>
          </draw:text-box>
        </draw:frame>
        <draw:frame draw:style-name="gr8" draw:text-style-name="P2" draw:layer="layout" svg:width="0.862cm" svg:height="1.1cm" svg:x="6.01cm" svg:y="11.5cm">
          <draw:text-box>
            <text:p><text:span text:style-name="T1">Ü</text:span></text:p>
          </draw:text-box>
        </draw:frame>
        <draw:frame draw:style-name="gr1" draw:text-style-name="P1" draw:layer="layout" svg:width="0.99cm" svg:height="0.99cm" svg:x="1.182cm" svg:y="12.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6.572cm" svg:y="13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7.872cm" svg:y="13.4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9.182cm" svg:y="13.4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3.382cm" svg:y="13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8.772cm" svg:y="8.9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0" draw:text-style-name="P2" draw:layer="layout" svg:width="1.462cm" svg:height="1.741cm" svg:x="18.81cm" svg:y="10.5cm">
          <draw:text-box>
            <text:p><text:span text:style-name="T1">„“</text:span></text:p>
          </draw:text-box>
        </draw:frame>
        <draw:frame draw:style-name="gr26" draw:text-style-name="P10" draw:layer="layout" svg:width="0.946cm" svg:height="1.096cm" svg:x="12.418cm" svg:y="18.8cm">
          <draw:text-box>
            <text:p><text:span text:style-name="T1">1</text:span></text:p>
          </draw:text-box>
        </draw:frame>
        <draw:frame draw:style-name="gr26" draw:text-style-name="P10" draw:layer="layout" svg:width="0.946cm" svg:height="1.096cm" svg:x="14.018cm" svg:y="18.5cm">
          <draw:text-box>
            <text:p><text:span text:style-name="T1">2</text:span></text:p>
          </draw:text-box>
        </draw:frame>
        <draw:frame draw:style-name="gr26" draw:text-style-name="P10" draw:layer="layout" svg:width="0.946cm" svg:height="1.096cm" svg:x="15.618cm" svg:y="18.696cm">
          <draw:text-box>
            <text:p><text:span text:style-name="T1">3</text:span></text:p>
          </draw:text-box>
        </draw:frame>
        <draw:frame draw:style-name="gr26" draw:text-style-name="P10" draw:layer="layout" svg:width="0.946cm" svg:height="1.096cm" svg:x="12.372cm" svg:y="17.2cm">
          <draw:text-box>
            <text:p><text:span text:style-name="T1">4</text:span></text:p>
          </draw:text-box>
        </draw:frame>
        <draw:frame draw:style-name="gr26" draw:text-style-name="P10" draw:layer="layout" svg:width="0.946cm" svg:height="1.096cm" svg:x="13.972cm" svg:y="16.9cm">
          <draw:text-box>
            <text:p><text:span text:style-name="T1">5</text:span></text:p>
          </draw:text-box>
        </draw:frame>
        <draw:frame draw:style-name="gr26" draw:text-style-name="P10" draw:layer="layout" svg:width="0.946cm" svg:height="1.096cm" svg:x="15.572cm" svg:y="17.196cm">
          <draw:text-box>
            <text:p><text:span text:style-name="T1">6</text:span></text:p>
          </draw:text-box>
        </draw:frame>
        <draw:frame draw:style-name="gr26" draw:text-style-name="P10" draw:layer="layout" svg:width="0.946cm" svg:height="1.096cm" svg:x="12.372cm" svg:y="15.6cm">
          <draw:text-box>
            <text:p><text:span text:style-name="T1">7</text:span></text:p>
          </draw:text-box>
        </draw:frame>
        <draw:frame draw:style-name="gr26" draw:text-style-name="P10" draw:layer="layout" svg:width="0.946cm" svg:height="1.096cm" svg:x="13.972cm" svg:y="15.3cm">
          <draw:text-box>
            <text:p><text:span text:style-name="T1">8</text:span></text:p>
          </draw:text-box>
        </draw:frame>
        <draw:frame draw:style-name="gr26" draw:text-style-name="P10" draw:layer="layout" svg:width="0.946cm" svg:height="1.096cm" svg:x="15.672cm" svg:y="15.596cm">
          <draw:text-box>
            <text:p><text:span text:style-name="T1">9</text:span></text:p>
          </draw:text-box>
        </draw:frame>
        <draw:frame draw:style-name="gr8" draw:text-style-name="P2" draw:layer="layout" svg:width="0.862cm" svg:height="1.1cm" svg:x="10.81cm" svg:y="8.7cm">
          <draw:text-box>
            <text:p><text:span text:style-name="T1">!</text:span></text:p>
          </draw:text-box>
        </draw:frame>
        <draw:frame draw:style-name="gr8" draw:text-style-name="P2" draw:layer="layout" svg:width="0.862cm" svg:height="1.1cm" svg:x="12.472cm" svg:y="8.5cm">
          <draw:text-box>
            <text:p><text:span text:style-name="T1">?</text:span></text:p>
          </draw:text-box>
        </draw:frame>
        <draw:frame draw:style-name="gr10" draw:text-style-name="P2" draw:layer="layout" svg:width="1.362cm" svg:height="1.741cm" svg:x="15.51cm" svg:y="8.5cm">
          <draw:text-box>
            <text:p><text:span text:style-name="T1">^ ° </text:span></text:p>
          </draw:text-box>
        </draw:frame>
        <draw:frame draw:style-name="gr8" draw:text-style-name="P2" draw:layer="layout" svg:width="0.862cm" svg:height="1.1cm" svg:x="17.31cm" svg:y="8.9cm">
          <draw:text-box>
            <text:p><text:span text:style-name="T1">%</text:span></text:p>
          </draw:text-box>
        </draw:frame>
        <draw:frame draw:style-name="gr8" draw:text-style-name="P2" draw:layer="layout" svg:width="0.862cm" svg:height="1.1cm" svg:x="10.772cm" svg:y="10.3cm">
          <draw:text-box>
            <text:p><text:span text:style-name="T1">‚‘</text:span></text:p>
          </draw:text-box>
        </draw:frame>
        <draw:frame draw:style-name="gr8" draw:text-style-name="P2" draw:layer="layout" svg:width="0.862cm" svg:height="1.1cm" svg:x="14.072cm" svg:y="9.859cm">
          <draw:text-box>
            <text:p><text:span text:style-name="T1">)</text:span></text:p>
          </draw:text-box>
        </draw:frame>
        <draw:frame draw:style-name="gr8" draw:text-style-name="P2" draw:layer="layout" svg:width="0.862cm" svg:height="1.1cm" svg:x="15.71cm" svg:y="10.1cm">
          <draw:text-box>
            <text:p><text:span text:style-name="T1">[</text:span></text:p>
          </draw:text-box>
        </draw:frame>
        <draw:frame draw:style-name="gr8" draw:text-style-name="P2" draw:layer="layout" svg:width="0.862cm" svg:height="1.1cm" svg:x="17.21cm" svg:y="10.5cm">
          <draw:text-box>
            <text:p><text:span text:style-name="T1">]</text:span></text:p>
          </draw:text-box>
        </draw:frame>
        <draw:frame draw:style-name="gr8" draw:text-style-name="P2" draw:layer="layout" svg:width="0.862cm" svg:height="1.1cm" svg:x="12.51cm" svg:y="10.1cm">
          <draw:text-box>
            <text:p><text:span text:style-name="T1">(</text:span></text:p>
          </draw:text-box>
        </draw:frame>
        <draw:frame draw:style-name="gr8" draw:text-style-name="P2" draw:layer="layout" svg:width="0.9cm" svg:height="1.1cm" svg:x="14.043cm" svg:y="8.3cm">
          <draw:text-box>
            <text:p><text:span text:style-name="T1">&amp;</text:span></text:p>
          </draw:text-box>
        </draw:frame>
        <draw:frame draw:style-name="gr8" draw:text-style-name="P2" draw:layer="layout" svg:width="0.862cm" svg:height="1.1cm" svg:x="14.072cm" svg:y="11.4cm">
          <draw:text-box>
            <text:p><text:span text:style-name="T1">}</text:span></text:p>
          </draw:text-box>
        </draw:frame>
        <draw:frame draw:style-name="gr8" draw:text-style-name="P2" draw:layer="layout" svg:width="0.862cm" svg:height="1.1cm" svg:x="15.71cm" svg:y="11.641cm">
          <draw:text-box>
            <text:p><text:span text:style-name="T1">/</text:span></text:p>
          </draw:text-box>
        </draw:frame>
        <draw:frame draw:style-name="gr8" draw:text-style-name="P2" draw:layer="layout" svg:width="0.862cm" svg:height="1.1cm" svg:x="17.21cm" svg:y="12.041cm">
          <draw:text-box>
            <text:p><text:span text:style-name="T1">\</text:span></text:p>
          </draw:text-box>
        </draw:frame>
        <draw:frame draw:style-name="gr8" draw:text-style-name="P2" draw:layer="layout" svg:width="0.862cm" svg:height="1.1cm" svg:x="12.51cm" svg:y="11.641cm">
          <draw:text-box>
            <text:p><text:span text:style-name="T1">{</text:span></text:p>
          </draw:text-box>
        </draw:frame>
        <draw:frame draw:style-name="gr1" draw:text-style-name="P1" draw:layer="layout" svg:width="19.118cm" svg:height="6.58cm" svg:x="0.881cm" svg:y="15.012cm">
          <draw:image xlink:href="Pictures/1000B3BF000058E800001E9BC0EF3FE100E806A9.svg" xlink:type="simple" xlink:show="embed" xlink:actuate="onLoad" loext:mime-type="image/svg+xml">
            <text:p/>
          </draw:image>
          <draw:image xlink:href="Pictures/100002010000035C000001286183323278B1D7AE.png" xlink:type="simple" xlink:show="embed" xlink:actuate="onLoad" loext:mime-type="image/png"/>
        </draw:frame>
        <draw:frame draw:style-name="gr17" draw:text-style-name="P4" draw:layer="layout" svg:width="1.792cm" svg:height="1.108cm" svg:x="7.38cm" svg:y="20.4cm">
          <draw:text-box>
            <text:p><text:span text:style-name="T3"><text:s/></text:span><text:span text:style-name="T3">Msc</text:span></text:p>
          </draw:text-box>
        </draw:frame>
        <draw:frame draw:style-name="gr27" draw:text-style-name="P4" draw:layer="layout" svg:width="3.5cm" svg:height="0.986cm" svg:x="0.472cm" svg:y="14.814cm">
          <draw:text-box>
            <text:p><text:span text:style-name="T3"><text:s text:c="2"/></text:span><text:span text:style-name="T3">Num/Func</text:span></text:p>
          </draw:text-box>
        </draw:frame>
        <draw:frame draw:style-name="gr1" draw:text-style-name="P1" draw:layer="layout" svg:width="0.99cm" svg:height="0.99cm" svg:x="1.182cm" svg:y="15.9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.182cm" svg:y="17.5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24" draw:text-style-name="P2" draw:layer="layout" svg:width="1.62cm" svg:height="0.896cm" svg:x="2.672cm" svg:y="16cm">
          <draw:text-box>
            <text:p><text:span text:style-name="T7"><text:s/></text:span><text:span text:style-name="T7">F1</text:span></text:p>
          </draw:text-box>
        </draw:frame>
        <draw:frame draw:style-name="gr1" draw:text-style-name="P1" draw:layer="layout" svg:width="0.99cm" svg:height="0.99cm" svg:x="1.182cm" svg:y="19.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.182cm" svg:y="15.9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6.572cm" svg:y="20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2.082cm" svg:y="20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9.182cm" svg:y="20.4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0.772cm" svg:y="20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3.382cm" svg:y="20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8.772cm" svg:y="15.9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24" draw:text-style-name="P2" draw:layer="layout" svg:width="1.62cm" svg:height="0.896cm" svg:x="4.352cm" svg:y="15.6cm">
          <draw:text-box>
            <text:p><text:span text:style-name="T7"><text:s/></text:span><text:span text:style-name="T7">F2</text:span></text:p>
          </draw:text-box>
        </draw:frame>
        <draw:frame draw:style-name="gr24" draw:text-style-name="P2" draw:layer="layout" svg:width="1.62cm" svg:height="0.896cm" svg:x="5.852cm" svg:y="15.4cm">
          <draw:text-box>
            <text:p><text:span text:style-name="T7"><text:s/></text:span><text:span text:style-name="T7">F3</text:span></text:p>
          </draw:text-box>
        </draw:frame>
        <draw:frame draw:style-name="gr24" draw:text-style-name="P2" draw:layer="layout" svg:width="1.62cm" svg:height="0.896cm" svg:x="7.472cm" svg:y="15.6cm">
          <draw:text-box>
            <text:p><text:span text:style-name="T7"><text:s/></text:span><text:span text:style-name="T7">F4</text:span></text:p>
          </draw:text-box>
        </draw:frame>
        <draw:frame draw:style-name="gr24" draw:text-style-name="P2" draw:layer="layout" svg:width="1.62cm" svg:height="0.896cm" svg:x="2.672cm" svg:y="17.6cm">
          <draw:text-box>
            <text:p><text:span text:style-name="T7"><text:s/></text:span><text:span text:style-name="T7">F</text:span><text:span text:style-name="T7">5</text:span></text:p>
          </draw:text-box>
        </draw:frame>
        <draw:frame draw:style-name="gr24" draw:text-style-name="P2" draw:layer="layout" svg:width="1.62cm" svg:height="0.896cm" svg:x="4.352cm" svg:y="17.2cm">
          <draw:text-box>
            <text:p><text:span text:style-name="T7"><text:s/></text:span><text:span text:style-name="T7">F</text:span><text:span text:style-name="T7">6</text:span></text:p>
          </draw:text-box>
        </draw:frame>
        <draw:frame draw:style-name="gr24" draw:text-style-name="P2" draw:layer="layout" svg:width="1.62cm" svg:height="0.896cm" svg:x="5.852cm" svg:y="17cm">
          <draw:text-box>
            <text:p><text:span text:style-name="T7"><text:s/></text:span><text:span text:style-name="T7">F</text:span><text:span text:style-name="T7">7</text:span></text:p>
          </draw:text-box>
        </draw:frame>
        <draw:frame draw:style-name="gr24" draw:text-style-name="P2" draw:layer="layout" svg:width="1.62cm" svg:height="0.896cm" svg:x="7.472cm" svg:y="17.2cm">
          <draw:text-box>
            <text:p><text:span text:style-name="T7"><text:s/></text:span><text:span text:style-name="T7">F</text:span><text:span text:style-name="T7">8</text:span></text:p>
          </draw:text-box>
        </draw:frame>
        <draw:frame draw:style-name="gr24" draw:text-style-name="P2" draw:layer="layout" svg:width="1.62cm" svg:height="0.896cm" svg:x="2.672cm" svg:y="19.1cm">
          <draw:text-box>
            <text:p><text:span text:style-name="T7"><text:s/></text:span><text:span text:style-name="T7">F</text:span><text:span text:style-name="T7">9</text:span></text:p>
          </draw:text-box>
        </draw:frame>
        <draw:frame draw:style-name="gr24" draw:text-style-name="P2" draw:layer="layout" svg:width="1.62cm" svg:height="0.896cm" svg:x="4.052cm" svg:y="18.8cm">
          <draw:text-box>
            <text:p><text:span text:style-name="T7"><text:s/></text:span><text:span text:style-name="T7">F</text:span><text:span text:style-name="T7">1</text:span><text:span text:style-name="T7">0</text:span></text:p>
          </draw:text-box>
        </draw:frame>
        <draw:frame draw:style-name="gr24" draw:text-style-name="P2" draw:layer="layout" svg:width="1.62cm" svg:height="0.896cm" svg:x="5.652cm" svg:y="18.604cm">
          <draw:text-box>
            <text:p><text:span text:style-name="T7"><text:s/></text:span><text:span text:style-name="T7">F</text:span><text:span text:style-name="T7">1</text:span><text:span text:style-name="T7">1</text:span></text:p>
          </draw:text-box>
        </draw:frame>
        <draw:frame draw:style-name="gr24" draw:text-style-name="P2" draw:layer="layout" svg:width="1.62cm" svg:height="0.896cm" svg:x="7.272cm" svg:y="18.8cm">
          <draw:text-box>
            <text:p><text:span text:style-name="T7"><text:s/></text:span><text:span text:style-name="T7">F</text:span><text:span text:style-name="T7">1</text:span><text:span text:style-name="T7">2</text:span></text:p>
          </draw:text-box>
        </draw:frame>
        <draw:frame draw:style-name="gr8" draw:text-style-name="P2" draw:layer="layout" svg:width="0.862cm" svg:height="1.1cm" svg:x="9.272cm" svg:y="15.7cm">
          <draw:text-box>
            <text:p><text:span text:style-name="T1">$</text:span></text:p>
          </draw:text-box>
        </draw:frame>
        <draw:frame draw:style-name="gr8" draw:text-style-name="P2" draw:layer="layout" svg:width="0.862cm" svg:height="1.1cm" svg:x="9.272cm" svg:y="17.2cm">
          <draw:text-box>
            <text:p><text:span text:style-name="T1">€</text:span></text:p>
          </draw:text-box>
        </draw:frame>
        <draw:frame draw:style-name="gr8" draw:text-style-name="P2" draw:layer="layout" svg:width="0.862cm" svg:height="1.1cm" svg:x="9.172cm" svg:y="18.9cm">
          <draw:text-box>
            <text:p><text:span text:style-name="T1">@</text:span></text:p>
          </draw:text-box>
        </draw:frame>
        <draw:polyline draw:style-name="gr12" draw:text-style-name="P3" draw:layer="layout" svg:width="0.853cm" svg:height="0.28cm" draw:transform="skewX (-0.22776546738526) rotate (-2.78292749230496) translate (19.7315744123814cm 19.7401787987693cm)" svg:viewBox="0 0 854 281" draw:points="0,281 170,0 854,281">
          <text:p/>
        </draw:polyline>
        <draw:frame draw:style-name="gr26" draw:text-style-name="P10" draw:layer="layout" svg:width="0.946cm" svg:height="1.096cm" svg:x="10.872cm" svg:y="18.9cm">
          <draw:text-box>
            <text:p><text:span text:style-name="T1">0</text:span></text:p>
          </draw:text-box>
        </draw:frame>
        <draw:frame draw:style-name="gr26" draw:text-style-name="P10" draw:layer="layout" svg:width="0.946cm" svg:height="1.096cm" svg:x="10.826cm" svg:y="17.304cm">
          <draw:text-box>
            <text:p><text:span text:style-name="T1">-</text:span></text:p>
          </draw:text-box>
        </draw:frame>
        <draw:frame draw:style-name="gr26" draw:text-style-name="P10" draw:layer="layout" svg:width="0.946cm" svg:height="1.096cm" svg:x="10.772cm" svg:y="15.7cm">
          <draw:text-box>
            <text:p><text:span text:style-name="T1">+</text:span></text:p>
          </draw:text-box>
        </draw:frame>
        <draw:frame draw:style-name="gr8" draw:text-style-name="P2" draw:layer="layout" svg:width="0.862cm" svg:height="1.1cm" svg:x="17.272cm" svg:y="17.5cm">
          <draw:text-box>
            <text:p><text:span text:style-name="T1">/</text:span></text:p>
          </draw:text-box>
        </draw:frame>
        <draw:frame draw:style-name="gr8" draw:text-style-name="P2" draw:layer="layout" svg:width="0.862cm" svg:height="1.1cm" svg:x="17.21cm" svg:y="15.9cm">
          <draw:text-box>
            <text:p><text:span text:style-name="T1">*</text:span></text:p>
          </draw:text-box>
        </draw:frame>
        <draw:frame draw:style-name="gr26" draw:text-style-name="P10" draw:layer="layout" svg:width="0.946cm" svg:height="1.096cm" svg:x="17.172cm" svg:y="19.104cm">
          <draw:text-box>
            <text:p><text:span text:style-name="T1">.</text:span></text:p>
          </draw:text-box>
        </draw:frame>
        <draw:frame draw:style-name="gr8" draw:text-style-name="P2" draw:layer="layout" svg:width="0.862cm" svg:height="1.1cm" svg:x="18.872cm" svg:y="17.5cm">
          <draw:text-box>
            <text:p><text:span text:style-name="T1">=</text:span></text:p>
          </draw:text-box>
        </draw:frame>
        <draw:frame draw:style-name="gr1" draw:text-style-name="P1" draw:layer="layout" svg:width="19.118cm" svg:height="6.58cm" svg:x="0.882cm" svg:y="22.012cm">
          <draw:image xlink:href="Pictures/1000B3BF000058E800001E9BC0EF3FE100E806A9.svg" xlink:type="simple" xlink:show="embed" xlink:actuate="onLoad" loext:mime-type="image/svg+xml">
            <text:p/>
          </draw:image>
          <draw:image xlink:href="Pictures/100002010000035C000001286183323278B1D7AE.png" xlink:type="simple" xlink:show="embed" xlink:actuate="onLoad" loext:mime-type="image/png"/>
        </draw:frame>
        <draw:frame draw:style-name="gr27" draw:text-style-name="P4" draw:layer="layout" svg:width="3.5cm" svg:height="0.986cm" svg:x="0.773cm" svg:y="21.814cm">
          <draw:text-box>
            <text:p><text:span text:style-name="T3">Msc</text:span></text:p>
          </draw:text-box>
        </draw:frame>
        <draw:frame draw:style-name="gr1" draw:text-style-name="P1" draw:layer="layout" svg:width="0.99cm" svg:height="0.99cm" svg:x="1.183cm" svg:y="24.5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.183cm" svg:y="26.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7.873cm" svg:y="27.4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2.082cm" svg:y="27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24" draw:text-style-name="P2" draw:layer="layout" svg:width="1.62cm" svg:height="0.896cm" svg:x="0.852cm" svg:y="23cm">
          <draw:text-box>
            <text:p><text:span text:style-name="T7"><text:s/></text:span><text:span text:style-name="T7">RST</text:span></text:p>
          </draw:text-box>
        </draw:frame>
        <draw:frame draw:style-name="gr1" draw:text-style-name="P1" draw:layer="layout" svg:width="0.5cm" svg:height="0.797cm" svg:x="6.22cm" svg:y="22.538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layout" svg:width="0.836cm" svg:height="0.461cm" svg:x="6.084cm" svg:y="22.177cm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layout" svg:width="0.5cm" svg:height="0.797cm" svg:x="6.22cm" svg:y="23.841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layout" svg:width="0.836cm" svg:height="0.461cm" draw:transform="rotate (-3.14159265358979) translate (6.856cm 25.038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layout" svg:width="0.5cm" svg:height="0.797cm" svg:x="4.872cm" svg:y="24.267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layout" svg:width="0.5cm" svg:height="0.797cm" svg:x="7.672cm" svg:y="24.264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layout" svg:width="0.836cm" svg:height="0.461cm" draw:transform="rotate (1.5707963267949) translate (4.372cm 25.1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layout" svg:width="0.836cm" svg:height="0.461cm" draw:transform="rotate (-1.5707963267949) translate (8.672cm 24.264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layout" svg:width="0.642cm" svg:height="1.022cm" svg:x="12.572cm" svg:y="24.1cm">
          <draw:image xlink:href="Pictures/1000020100000076000000BCEDBABBAC7B629661.png" xlink:type="simple" xlink:show="embed" xlink:actuate="onLoad" loext:mime-type="image/png">
            <text:p/>
          </draw:image>
        </draw:frame>
        <draw:frame draw:style-name="gr1" draw:text-style-name="P1" draw:layer="layout" svg:width="0.641cm" svg:height="1.023cm" svg:x="12.572cm" svg:y="22.477cm">
          <draw:image xlink:href="Pictures/1000020100000076000000BC9ADF2625146EE588.png" xlink:type="simple" xlink:show="embed" xlink:actuate="onLoad" loext:mime-type="image/png">
            <text:p/>
          </draw:image>
        </draw:frame>
        <draw:frame draw:style-name="gr1" draw:text-style-name="P1" draw:layer="layout" svg:width="0.616cm" svg:height="0.982cm" svg:x="4.556cm" svg:y="22.518cm">
          <draw:image xlink:href="Pictures/1000020100000076000000BC0601CFA513EE0214.png" xlink:type="simple" xlink:show="embed" xlink:actuate="onLoad" loext:mime-type="image/png">
            <text:p/>
          </draw:image>
        </draw:frame>
        <draw:frame draw:style-name="gr1" draw:text-style-name="P1" draw:layer="layout" svg:width="0.614cm" svg:height="0.979cm" svg:x="7.772cm" svg:y="22.521cm">
          <draw:image xlink:href="Pictures/1000020100000076000000BCA7060718D2AC07CA.png" xlink:type="simple" xlink:show="embed" xlink:actuate="onLoad" loext:mime-type="image/png">
            <text:p/>
          </draw:image>
        </draw:frame>
        <draw:frame draw:style-name="gr1" draw:text-style-name="P1" draw:layer="layout" svg:width="0.6cm" svg:height="0.957cm" svg:x="12.572cm" svg:y="25.7cm">
          <draw:image xlink:href="Pictures/1000020100000076000000BC6457B6E766B31013.png" xlink:type="simple" xlink:show="embed" xlink:actuate="onLoad" loext:mime-type="image/png">
            <text:p/>
          </draw:image>
        </draw:frame>
        <draw:frame draw:style-name="gr1" draw:text-style-name="P1" draw:layer="layout" svg:width="1cm" svg:height="0.813cm" svg:x="15.572cm" svg:y="22.6cm">
          <draw:image xlink:href="Pictures/100000000000009B0000007E16AF7FCD4E34A5A6.png" xlink:type="simple" xlink:show="embed" xlink:actuate="onLoad" loext:mime-type="image/png">
            <text:p/>
          </draw:image>
        </draw:frame>
        <draw:frame draw:style-name="gr1" draw:text-style-name="P1" draw:layer="layout" svg:width="0.8cm" svg:height="0.8cm" svg:x="15.572cm" svg:y="24.2cm">
          <draw:image xlink:href="Pictures/100000000000007A0000007A258656B01949F231.png" xlink:type="simple" xlink:show="embed" xlink:actuate="onLoad" loext:mime-type="image/png">
            <text:p/>
          </draw:image>
        </draw:frame>
        <draw:frame draw:style-name="gr1" draw:text-style-name="P1" draw:layer="layout" svg:width="0.775cm" svg:height="0.794cm" svg:x="15.697cm" svg:y="25.8cm">
          <draw:image xlink:href="Pictures/100000000000007C0000007F172D03E4CE6134FE.png" xlink:type="simple" xlink:show="embed" xlink:actuate="onLoad" loext:mime-type="image/png">
            <text:p/>
          </draw:image>
        </draw:frame>
        <draw:frame draw:style-name="gr1" draw:text-style-name="P1" draw:layer="layout" svg:width="0.5cm" svg:height="0.797cm" svg:x="10.772cm" svg:y="24.6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layout" svg:width="0.606cm" svg:height="0.606cm" svg:x="11.172cm" svg:y="24.294cm">
          <draw:image xlink:href="Pictures/1000020100000158000001581CFF589911DA3733.png" xlink:type="simple" xlink:show="embed" xlink:actuate="onLoad" loext:mime-type="image/png">
            <text:p/>
          </draw:image>
        </draw:frame>
        <draw:frame draw:style-name="gr8" draw:text-style-name="P2" draw:layer="layout" svg:width="1.6cm" svg:height="1.1cm" svg:x="18.372cm" svg:y="22.9cm">
          <draw:text-box>
            <text:p><text:span text:style-name="T1"><text:s/></text:span><text:span text:style-name="T1">D</text:span><text:span text:style-name="T1">e</text:span><text:span text:style-name="T1">l</text:span></text:p>
          </draw:text-box>
        </draw:frame>
        <draw:frame draw:style-name="gr1" draw:text-style-name="P1" draw:layer="layout" svg:width="0.8cm" svg:height="0.8cm" svg:x="17.472cm" svg:y="23cm">
          <draw:image xlink:href="Pictures/100002010000015800000158B3FE24402FFFCDF8.png" xlink:type="simple" xlink:show="embed" xlink:actuate="onLoad" loext:mime-type="image/png">
            <text:p/>
          </draw:image>
        </draw:frame>
        <draw:frame draw:style-name="gr1" draw:text-style-name="P1" draw:layer="layout" svg:width="1cm" svg:height="1cm" svg:x="16.872cm" svg:y="22.9cm">
          <draw:image xlink:href="Pictures/10000201000001580000015834A5D6DB0D4DBAE3.png" xlink:type="simple" xlink:show="embed" xlink:actuate="onLoad" loext:mime-type="image/png">
            <text:p/>
          </draw:image>
        </draw:frame>
        <draw:frame draw:style-name="gr1" draw:text-style-name="P1" draw:layer="layout" svg:width="1.1cm" svg:height="1.1cm" svg:x="17.072cm" svg:y="26.062cm">
          <draw:image xlink:href="Pictures/100002010000015800000158A750CDA1724B7602.png" xlink:type="simple" xlink:show="embed" xlink:actuate="onLoad" loext:mime-type="image/png">
            <text:p/>
          </draw:image>
        </draw:frame>
        <draw:frame draw:style-name="gr1" draw:text-style-name="P1" draw:layer="layout" svg:width="1.144cm" svg:height="1.144cm" svg:x="17.047cm" svg:y="24.418cm">
          <draw:image xlink:href="Pictures/1000020100000158000001587B3C47D5BE866E9A.png" xlink:type="simple" xlink:show="embed" xlink:actuate="onLoad" loext:mime-type="image/png">
            <text:p/>
          </draw:image>
        </draw:frame>
        <draw:frame draw:style-name="gr13" draw:text-style-name="P4" draw:layer="layout" svg:width="2.2cm" svg:height="2.486cm" svg:x="0.672cm" svg:y="8.914cm">
          <draw:text-box>
            <text:p><text:span text:style-name="T3"><text:s/></text:span><text:span text:style-name="T3">N</text:span><text:span text:style-name="T3">u</text:span><text:span text:style-name="T3">m</text:span></text:p>
          </draw:text-box>
        </draw:frame>
        <draw:custom-shape draw:style-name="gr28" draw:text-style-name="P11" draw:layer="layout" svg:width="0.2cm" svg:height="0.2cm" svg:x="7.97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2cm" svg:height="0.2cm" svg:x="8.47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2cm" svg:height="0.2cm" svg:x="12.17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2cm" svg:height="0.2cm" svg:x="12.67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2cm" svg:height="0.2cm" svg:x="12.17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2cm" svg:height="0.2cm" svg:x="12.67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2cm" svg:height="0.2cm" svg:x="7.972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2cm" svg:height="0.2cm" svg:x="8.472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1cm" svg:height="0.922cm" svg:x="10.772cm" svg:y="13.378cm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8" draw:text-style-name="P2" draw:layer="layout" svg:width="0.862cm" svg:height="1.1cm" svg:x="18.872cm" svg:y="12.1cm">
          <draw:text-box>
            <text:p><text:span text:style-name="T1">~</text:span></text:p>
          </draw:text-box>
        </draw:frame>
        <draw:frame draw:style-name="gr8" draw:text-style-name="P2" draw:layer="layout" svg:width="0.862cm" svg:height="1.1cm" svg:x="9.172cm" svg:y="25.9cm">
          <draw:text-box>
            <text:p><text:span text:style-name="T1">µ</text:span></text:p>
          </draw:text-box>
        </draw:frame>
        <draw:frame draw:style-name="gr8" draw:text-style-name="P2" draw:layer="layout" svg:width="0.862cm" svg:height="1.1cm" svg:x="10.872cm" svg:y="25.9cm">
          <draw:text-box>
            <text:p><text:span text:style-name="T1">§</text:span></text:p>
          </draw:text-box>
        </draw:frame>
        <draw:frame draw:style-name="gr8" draw:text-style-name="P2" draw:layer="layout" svg:width="0.862cm" svg:height="1.1cm" svg:x="6.01cm" svg:y="25.5cm">
          <draw:text-box>
            <text:p><text:span text:style-name="T1">²</text:span></text:p>
          </draw:text-box>
        </draw:frame>
        <draw:frame draw:style-name="gr8" draw:text-style-name="P2" draw:layer="layout" svg:width="0.862cm" svg:height="1.1cm" svg:x="7.672cm" svg:y="25.6cm">
          <draw:text-box>
            <text:p><text:span text:style-name="T1">³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color="#000000" draw:fill-gradient-name="Gradient_20_1" draw:fill-hatch-name="Hatching_20_46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872cm" fo:margin-right="1.00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21:21:12.325914714</meta:creation-date>
    <dc:date>2022-03-14T23:19:12.242072226</dc:date>
    <meta:editing-duration>PT3H31M6S</meta:editing-duration>
    <meta:editing-cycles>39</meta:editing-cycles>
    <meta:generator>LibreOffice/6.4.7.2$Linux_X86_64 LibreOffice_project/40$Build-2</meta:generator>
    <meta:document-statistic meta:object-count="179"/>
  </office:meta>
</office:document-meta>
</file>